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c94d" officeooo:paragraph-rsid="001ac9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Now or later? Predicting and Maximising Success of Navigation Actions</text:p>
      <text:p text:style-name="P1"/>
      <text:p text:style-name="P1">Problem:</text:p>
      <text:p text:style-name="P1">Motion planning of a robot depends highly on knowledge about the environment provided to the robot. </text:p>
      <text:p text:style-name="P1">This knowledge gives only information about a static environment. Any real world envi is subject to change over time.</text:p>
      <text:p text:style-name="P1">Planning success depends on robots domain knowledge. Success of navigation in a dynamic envi will be improved if these dynamic changes could be anticipated / estimated prior by the robot while planning.</text:p>
      <text:p text:style-name="P1"/>
      <text:p text:style-name="P1">Contribution: </text:p>
      <text:p text:style-name="P1">(i)<text:tab/>the novel spectral analysis of world states gathered from robot navigation experience and the augmentation of a topological map; (ii) the study of the gathered long-term data to investigate the validity of the assumption that changes are indeed to a large extend periodic and predictions can be made; (iii) the extension of the method proposed in [2] to handle non uniform sampling and to automatically choose the best fitting model order; and (iv) the discussion and evaluation of employing this representation in high-level motion planning</text:p>
      <text:p text:style-name="P1">Problem with the approach : </text:p>
      <text:p text:style-name="P1">While being applicable to most environment models used in mobile robotics, the aforementioned method suffers from a major drawback due to its reliance on the traditional Fast Fourier Transform (FFT) method, which requires the environment observations to be taken on a regular and frequent basis. This means that the robot's activity has to be divided into a learning phase, when it would frequently visit individual locations to build its dynamic environment model, and a deployment phase when it would use its model to perform useful tasks. This division means that while the robot can create dynamic models, which are more suitable for long-term autonomy, it cannot maintain them during subsequent operation. Thus, the robot does not adapt to dynamics that were not present during the learning phase.</text:p>
      <text:p text:style-name="P1"/>
      <text:p text:style-name="P1">2. <text:s/>Data-Driven Learning and Planning for Environmental Sampling </text:p>
      <text:p text:style-name="P1"/>
      <text:p text:style-name="P1">Problem </text:p>
      <text:p text:style-name="P1">Monitoring or collecting attributes from the environment for scientific study are challenging as the attributes vary both temporally and spatially. <text:s/>Waypoints of the robot has to be chosen appropriately to maximize information gathered. </text:p>
      <text:p text:style-name="P1"/>
      <text:p text:style-name="P1">Challenges : </text:p>
      <text:p text:style-name="P1">1.<text:tab/>Selecting suitable samples which provide information gain to learn the environment dynamics. Informative planning – collecting those suitable samples</text:p>
      <text:p text:style-name="P1"/>
      <text:p text:style-name="P1"/>
      <text:p text:style-name="P1">Contribution</text:p>
      <text:p text:style-name="P1">We have developed a framework that includes two important components. </text:p>
      <text:p text:style-name="P1">a.<text:tab/>The first component provides a high level path planning solutions where the path/navigation waypoints.</text:p>
      <text:p text:style-name="P1">b.<text:tab/>Learning – hyper parameters of Gaussian process learned using Bayesian inference.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ntroduction:</text:p>
      <text:p text:style-name="P1"/>
      <text:p text:style-name="P1">a.<text:tab/>One of the biggest challenges for robotic systems which plan for delibration or navigate in a real world is to cope up with the changes</text:p>
      <text:p text:style-name="P1"><text:s text:c="4"/></text:p>
      <text:p text:style-name="P1">Example scenarios :</text:p>
      <text:p text:style-name="P1">Noticeable examples include doors being shut, stopping a robot from reaching a previously accessible place, or a crowd of people causing it to take longer to travel between two places temporarily.</text:p>
      <text:p text:style-name="P1">these methods tackle uncertainty at the node level of a topological map, namely to recognise where the robot actually is. But they do not model how the transitions between nodes are affected by the dynamics of the environment.</text:p>
      <text:p text:style-name="P1">Objective : estimate transition probabilities between the node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0:34:07.712670880</meta:creation-date>
    <dc:date>2017-11-13T10:51:18.406220706</dc:date>
    <meta:editing-duration>PT1M58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2" meta:paragraph-count="25" meta:word-count="505" meta:character-count="3294" meta:non-whitespace-character-count="2796"/>
  </office:meta>
</office:document-meta>
</file>